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text-transform="uppercase" fo:color="#000000"/>
    </style:style>
    <style:style style:name="P3" style:family="paragraph" style:parent-style-name="Standard">
      <style:text-properties fo:color="#000000"/>
    </style:style>
    <style:style style:name="P4" style:family="paragraph" style:parent-style-name="Standard">
      <style:paragraph-properties fo:text-align="center" style:justify-single-word="false"/>
      <style:text-properties fo:color="#000000" fo:language="en" fo:country="CA"/>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justify" style:justify-single-word="false"/>
      <style:text-properties fo:color="#000000"/>
    </style:style>
    <style:style style:name="P7" style:family="paragraph" style:parent-style-name="Standard">
      <style:text-properties fo:color="#000000" fo:font-size="14pt" fo:font-weight="bold" style:font-size-asian="14pt" style:font-weight-asian="bold"/>
    </style:style>
    <style:style style:name="P8" style:family="paragraph" style:parent-style-name="Standard">
      <style:text-properties fo:color="#000000" fo:font-size="14pt" style:text-underline-style="solid" style:text-underline-width="auto" style:text-underline-color="font-color" fo:font-weight="bold" style:font-size-asian="14pt" style:font-weight-asian="bold"/>
    </style:style>
    <style:style style:name="P9" style:family="paragraph" style:parent-style-name="Standard">
      <style:text-properties fo:color="#000000" style:font-size-complex="11pt"/>
    </style:style>
    <style:style style:name="P10" style:family="paragraph" style:parent-style-name="Standard">
      <style:text-properties fo:color="#000000" fo:font-style="italic" style:font-style-asian="italic" style:font-size-complex="11pt"/>
    </style:style>
    <style:style style:name="P11" style:family="paragraph" style:parent-style-name="Standard">
      <style:text-properties fo:color="#000000" fo:font-weight="bold" style:font-weight-asian="bold"/>
    </style:style>
    <style:style style:name="P12" style:family="paragraph" style:parent-style-name="Standard">
      <style:paragraph-properties fo:text-align="justify" style:justify-single-word="false"/>
    </style:style>
    <style:style style:name="P13" style:family="paragraph" style:parent-style-name="Standard">
      <style:text-properties fo:font-size="14pt" fo:font-weight="bold" fo:background-color="#00ffff" style:font-size-asian="14pt" style:font-weight-asian="bold"/>
    </style:style>
    <style:style style:name="P14" style:family="paragraph" style:parent-style-name="Standard">
      <style:text-properties fo:font-size="14pt" fo:font-weight="bold" style:font-size-asian="14pt" style:font-weight-asian="bold"/>
    </style:style>
    <style:style style:name="P15" style:family="paragraph" style:parent-style-name="Standard">
      <style:text-properties fo:color="#0000ff"/>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paragraph-properties fo:margin-left="0cm" fo:margin-right="0cm" fo:text-indent="1.249cm" style:auto-text-indent="false"/>
    </style:style>
    <style:style style:name="P18" style:family="paragraph" style:parent-style-name="Contents_20_Heading" style:master-page-name="Converted1">
      <style:paragraph-properties style:page-number="auto"/>
    </style:style>
    <style:style style:name="P19" style:family="paragraph" style:parent-style-name="Contents_20_1">
      <style:paragraph-properties>
        <style:tab-stops>
          <style:tab-stop style:position="15.24cm" style:type="right" style:leader-style="dotted" style:leader-text="."/>
        </style:tab-stops>
      </style:paragraph-properties>
    </style:style>
    <style:style style:name="P20" style:family="paragraph" style:parent-style-name="Heading_20_1" style:list-style-name="WWNum2"/>
    <style:style style:name="P21" style:family="paragraph" style:parent-style-name="List_20_Paragraph" style:list-style-name="WWNum2"/>
    <style:style style:name="P22" style:family="paragraph" style:parent-style-name="List_20_Paragraph" style:list-style-name="WWNum3"/>
    <style:style style:name="P23" style:family="paragraph" style:parent-style-name="List_20_Paragraph" style:list-style-name="WWNum1"/>
    <style:style style:name="P24" style:family="paragraph" style:parent-style-name="List_20_Paragraph">
      <style:text-properties fo:color="#000000"/>
    </style:style>
    <style:style style:name="P25" style:family="paragraph" style:parent-style-name="List_20_Paragraph">
      <style:paragraph-properties fo:text-align="center" style:justify-single-word="false"/>
      <style:text-properties fo:color="#000000"/>
    </style:style>
    <style:style style:name="P26" style:family="paragraph" style:parent-style-name="List_20_Paragraph" style:list-style-name="WWNum2">
      <style:text-properties fo:font-weight="normal" style:font-weight-asian="normal" style:font-weight-complex="normal"/>
    </style:style>
    <style:style style:name="P27" style:family="paragraph" style:parent-style-name="List_20_Paragraph">
      <style:paragraph-properties fo:margin-left="2.54cm" fo:margin-right="0cm" fo:text-indent="0cm" style:auto-text-indent="false"/>
    </style:style>
    <style:style style:name="P28" style:family="paragraph" style:parent-style-name="List_20_Paragraph">
      <style:paragraph-properties fo:margin-left="2.54cm" fo:margin-right="0cm" fo:text-indent="0cm" style:auto-text-indent="false"/>
      <style:text-properties fo:color="#000000"/>
    </style:style>
    <style:style style:name="P29" style:family="paragraph" style:parent-style-name="List_20_Paragraph">
      <style:paragraph-properties fo:margin-left="0cm" fo:margin-right="0cm" fo:text-indent="0cm" style:auto-text-indent="false"/>
    </style:style>
    <style:style style:name="P30" style:family="paragraph" style:parent-style-name="List_20_Paragraph">
      <style:paragraph-properties fo:margin-left="0cm" fo:margin-right="0cm" fo:text-indent="0cm" style:auto-text-indent="false"/>
      <style:text-properties fo:color="#000000"/>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weight="bold" style:font-weight-asian="bold" style:font-size-complex="11pt"/>
    </style:style>
    <style:style style:name="T4" style:family="text">
      <style:text-properties fo:color="#000000" fo:language="en" fo:country="CA"/>
    </style:style>
    <style:style style:name="T5" style:family="text">
      <style:text-properties fo:color="#000000" fo:language="en" fo:country="CA" fo:font-weight="bold" style:font-weight-asian="bold"/>
    </style:style>
    <style:style style:name="T6" style:family="text">
      <style:text-properties fo:color="#000000" style:font-name="Times New Roman" fo:language="en" fo:country="CA"/>
    </style:style>
    <style:style style:name="T7" style:family="text">
      <style:text-properties fo:color="#000000" style:font-name="Times New Roman" style:text-underline-style="solid" style:text-underline-width="auto" style:text-underline-color="font-color" fo:font-weight="bold" style:font-weight-asian="bold" style:font-name-complex="Times New Roman2"/>
    </style:style>
    <style:style style:name="T8" style:family="text">
      <style:text-properties fo:color="#000000" fo:font-size="14pt" fo:font-weight="bold" style:font-size-asian="14pt" style:font-weight-asian="bold"/>
    </style:style>
    <style:style style:name="T9" style:family="text">
      <style:text-properties fo:color="#000000" fo:font-size="14pt" fo:font-weight="bold" style:font-size-asian="14pt" style:font-weight-asian="bold" style:font-weight-complex="bold"/>
    </style:style>
    <style:style style:name="T10" style:family="text">
      <style:text-properties fo:color="#000000" fo:font-size="14pt" fo:font-weight="bold" fo:background-color="#00ffff" style:font-size-asian="14pt" style:font-weight-asian="bold"/>
    </style:style>
    <style:style style:name="T11" style:family="text">
      <style:text-properties fo:color="#000000" style:font-size-complex="11pt"/>
    </style:style>
    <style:style style:name="T12" style:family="text">
      <style:text-properties fo:color="#000000" fo:font-style="italic" style:font-style-asian="italic"/>
    </style:style>
    <style:style style:name="T13" style:family="text">
      <style:text-properties fo:color="#000000" fo:font-style="italic" style:font-style-asian="italic" style:font-size-complex="11pt"/>
    </style:style>
    <style:style style:name="T14" style:family="text">
      <style:text-properties fo:color="#000000" style:font-name-complex="F"/>
    </style:style>
    <style:style style:name="T15" style:family="text">
      <style:text-properties fo:color="#000000" fo:background-color="#00ffff"/>
    </style:style>
    <style:style style:name="T16" style:family="text">
      <style:text-properties fo:color="#000000" style:font-name="Segoe UI Symbol" fo:font-size="5pt" style:font-size-asian="5pt" style:font-name-complex="Segoe UI Symbol1"/>
    </style:style>
    <style:style style:name="T17" style:family="text">
      <style:text-properties fo:font-weight="bold" style:font-weight-asian="bold"/>
    </style:style>
    <style:style style:name="T18" style:family="text">
      <style:text-properties fo:color="#00000a" style:font-name="Times New Roman" fo:language="fr" fo:country="FR" style:text-underline-style="solid" style:text-underline-width="auto" style:text-underline-color="font-color" fo:font-weight="bold" style:font-weight-asian="bold" style:font-name-complex="Times New Roman2"/>
    </style:style>
    <style:style style:name="T19" style:family="text">
      <style:text-properties text:display="none"/>
    </style:style>
    <style:style style:name="T20" style:family="text">
      <style:text-properties fo:font-size="14pt" fo:font-weight="bold" style:font-size-asian="14pt" style:font-weight-asian="bold"/>
    </style:style>
    <style:style style:name="T21" style:family="text">
      <style:text-properties fo:font-size="14pt" fo:font-weight="bold" style:font-size-asian="14pt" style:font-weight-asian="bold" style:font-weight-complex="bold"/>
    </style:style>
    <style:style style:name="T22" style:family="text">
      <style:text-properties fo:font-size="14pt" fo:font-weight="bold" fo:background-color="#00ffff" style:font-size-asian="14pt" style:font-weight-asian="bold"/>
    </style:style>
    <style:style style:name="T23" style:family="text">
      <style:text-properties fo:color="#0000ff"/>
    </style:style>
    <style:style style:name="T24" style:family="text">
      <style:text-properties fo:color="#0070c0"/>
    </style:style>
    <style:style style:name="T2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Style5"><text:span text:style-name="T1">Ludovic D’ANjou-MAdore</text:span></text:span></text:p>
      <text:p text:style-name="P1"><text:span text:style-name="Style5"><text:span text:style-name="T1">Simon Lepage</text:span></text:span></text:p>
      <text:p text:style-name="P1"><text:span text:style-name="Style5"><text:span text:style-name="T1">Jérôme Pagé </text:span></text:span></text:p>
      <text:p text:style-name="P1"><text:span text:style-name="Style5"><text:span text:style-name="T1">Jonathan Simard</text:span></text:span></text:p>
      <text:p text:style-name="P1"><text:span text:style-name="Style5"><text:span text:style-name="T1"/></text:span></text:p>
      <text:p text:style-name="P1"><text:span text:style-name="Style5"><text:span text:style-name="T1"/></text:span></text:p>
      <text:p text:style-name="P2"/>
      <text:p text:style-name="P1"><text:span text:style-name="T2">Projet d'intégration en Sciences informatiques et mathématiques</text:span></text:p>
      <text:p text:style-name="P1"><text:span text:style-name="T4">201-201-RE, gr.00001</text:span></text:p>
      <text:p text:style-name="P4"/>
      <text:p text:style-name="P4"/>
      <text:p text:style-name="P4"/>
      <text:p text:style-name="P4"/>
      <text:p text:style-name="P4"/>
      <text:p text:style-name="P1"><text:span text:style-name="Style2"><text:span text:style-name="T6">Curved fractals</text:span></text:span></text:p>
      <text:p text:style-name="P1"><text:span text:style-name="T5">Rapport final</text:span></text:p>
      <text:p text:style-name="P4"/>
      <text:p text:style-name="P4"/>
      <text:p text:style-name="P4"/>
      <text:p text:style-name="P4"/>
      <text:p text:style-name="P4"/>
      <text:p text:style-name="P1"><text:span text:style-name="T1">Travail présenté à</text:span></text:p>
      <text:p text:style-name="P1"><text:span text:style-name="T1">M. Walid Boulabiar</text:span></text:p>
      <text:p text:style-name="P3"/>
      <text:p text:style-name="P3"/>
      <text:p text:style-name="P5"/>
      <text:p text:style-name="P5"/>
      <text:p text:style-name="P5"/>
      <text:p text:style-name="P1"><text:span text:style-name="T1">Département d'Informatique</text:span></text:p>
      <text:p text:style-name="P1"><text:span text:style-name="T1">Cégep Limoilou</text:span></text:p>
      <text:p text:style-name="P1"><text:span text:style-name="T1">Le 18 mai 2018</text:span></text:p>
      <text:p text:style-name="P18"><text:span text:style-name="T18">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789_1479271888">1.Description du projet <text:tab/>2</text:a></text:p>
          <text:p text:style-name="P19"><text:a xlink:type="simple" xlink:href="#__RefHeading__791_1479271888">2.Développement<text:tab/>8</text:a></text:p>
          <text:p text:style-name="P19"><text:a xlink:type="simple" xlink:href="#__RefHeading__793_1479271888">3.Contribution personnelle<text:tab/>9</text:a></text:p>
          <text:p text:style-name="P19"><text:a xlink:type="simple" xlink:href="#__RefHeading__795_1479271888">4.Conclusion et perspectives du projet<text:tab/>10</text:a></text:p>
          <text:p text:style-name="P19"><text:a xlink:type="simple" xlink:href="#__RefHeading__797_1479271888">5.Annexes<text:tab/>12</text:a></text:p>
        </text:index-body>
      </text:table-of-content>
      <text:p text:style-name="Standard"><text:a xlink:type="simple" xlink:href="#_Toc514355987" text:style-name="Internet_20_link" text:visited-style-name="Visited_20_Internet_20_Link"><text:span text:style-name="T19"/></text:a></text:p>
      <text:list xml:id="list384379501660624591" text:style-name="WWNum2">
        <text:list-item>
          <text:h text:style-name="P20" text:outline-level="1"><text:bookmark-start text:name="__RefHeading__789_1479271888"/><text:bookmark-start text:name="_Toc514355987"/><text:span text:style-name="T7">Description du projet</text:span><text:bookmark-end text:name="_Toc514355987"/><text:span text:style-name="T7"> </text:span><text:bookmark-end text:name="__RefHeading__789_1479271888"/></text:h>
        </text:list-item>
      </text:list>
      <text:p text:style-name="P6"/>
      <text:list xml:id="list42715035" text:continue-numbering="true" text:style-name="WWNum2">
        <text:list-item>
          <text:list>
            <text:list-item>
              <text:p text:style-name="P21"><text:span text:style-name="T8">Concepteurs : rôles, justifications et tâches</text:span></text:p>
            </text:list-item>
          </text:list>
        </text:list-item>
      </text:list>
      <text:p text:style-name="P7"/>
      <text:list xml:id="list42724732" text:continue-numbering="true" text:style-name="WWNum2">
        <text:list-item>
          <text:list>
            <text:list-item>
              <text:list>
                <text:list-item>
                  <text:p text:style-name="P21"><text:span text:style-name="T3">Rôles : </text:span></text:p>
                </text:list-item>
              </text:list>
            </text:list-item>
          </text:list>
        </text:list-item>
      </text:list>
      <text:p text:style-name="Standard"><text:span text:style-name="T11">Directeur de produit : </text:span><text:span text:style-name="T13">Ludovic D'Anjou-Madore</text:span><text:span text:style-name="T11"> </text:span></text:p>
      <text:p text:style-name="Standard"><text:span text:style-name="T11">Scrum Master : </text:span><text:span text:style-name="T13">Jonathan Simard</text:span></text:p>
      <text:p text:style-name="Standard"><text:span text:style-name="T11">Secrétaire : </text:span><text:span text:style-name="T13">Simon Lepage</text:span></text:p>
      <text:p text:style-name="Standard"><text:span text:style-name="T11">Responsable des livrables : </text:span><text:span text:style-name="T13">Jérôme Pagé</text:span></text:p>
      <text:p text:style-name="P10"/>
      <text:list xml:id="list42697752" text:continue-numbering="true" text:style-name="WWNum2">
        <text:list-item>
          <text:list>
            <text:list-item>
              <text:list>
                <text:list-item>
                  <text:p text:style-name="P21"><text:span text:style-name="T3">Justifications : </text:span></text:p>
                </text:list-item>
              </text:list>
            </text:list-item>
          </text:list>
        </text:list-item>
      </text:list>
      <text:p text:style-name="Standard"><text:span text:style-name="T13">Ludovic D'Anjou-Madore</text:span><text:span text:style-name="T11"> en tant que directeur de produit en raison de sa bonne vision d’ensemble de ce que le programme doit faire et pourrait faire. Est également celui qui en connaît le plus sur la géométrie riemannienne et les autres concepts mathématiques utilisés dans l’application.</text:span></text:p>
      <text:p text:style-name="P9"/>
      <text:p text:style-name="Standard"><text:span text:style-name="T13">Jonathan Simard</text:span><text:span text:style-name="T11"> en tant que Scrum master en raison de son expérience comme chef d’équipe à son travail.</text:span></text:p>
      <text:p text:style-name="P9"/>
      <text:p text:style-name="Standard"><text:span text:style-name="T13">Simon Lepage</text:span><text:span text:style-name="T11"> en tant que secrétaire en raison de ses bonnes capacités de rédaction.</text:span></text:p>
      <text:p text:style-name="P9"/>
      <text:p text:style-name="Standard"><text:soft-page-break/><text:span text:style-name="T13">Jérôme Pagé</text:span><text:span text:style-name="T11"> en tant que responsable des livrables en raison de son accessibilité et de son accès à Internet quasiment 24 heures sur 24.</text:span></text:p>
      <text:p text:style-name="P9"/>
      <text:list xml:id="list42701436" text:continue-numbering="true" text:style-name="WWNum2">
        <text:list-item>
          <text:list>
            <text:list-item>
              <text:list>
                <text:list-item>
                  <text:p text:style-name="P21"><text:span text:style-name="T3">Tâches (en plus de celles liées au rôle) :</text:span></text:p>
                </text:list-item>
              </text:list>
            </text:list-item>
          </text:list>
        </text:list-item>
      </text:list>
      <text:p text:style-name="Standard"><text:span text:style-name="T13">Ludovic D’Anjou-Madore </text:span><text:span text:style-name="T11">: Travaille sur l’ensemble de l’application, surtout sur le modèle. Est responsable de la conception de l’algorithmie mathématique et de son développement (vérificateur de syntaxe pour les formules, calculs pour déformer la fractale, la déplacer et la zoomer, etc.). Travaille aussi sur les shaders openGL.</text:span></text:p>
      <text:p text:style-name="P10"/>
      <text:p text:style-name="Standard"><text:span text:style-name="T13">Jonathan Simard</text:span><text:span text:style-name="T11"> : Travaille sur l’intégration des différentes composantes nécessaires au bon fonctionnement de l’application (librairies, structure MVC). Contribue au code des shaders openGL.</text:span></text:p>
      <text:p text:style-name="P10"/>
      <text:p text:style-name="Standard"><text:span text:style-name="T13">Simon Lepage </text:span><text:span text:style-name="T11">: Travaille sur l’ensemble de la documentation nécessaire pour le projet (backlogs de produit et de sprints, rapports) et sur l’interface de l’application (FXML, style CSS, intégration au code).</text:span></text:p>
      <text:p text:style-name="P10"/>
      <text:p text:style-name="Standard"><text:span text:style-name="T13">Jérôme Pagé </text:span><text:span text:style-name="T11">: Travaille sur l’interface de l’application (FXML, style CSS, intégration au code, ajout de fonctionnalités) et sur l’utilisation faite par l’utilisateur de l’application (événements de la souris, interaction avec l’interface, …).</text:span></text:p>
      <text:p text:style-name="P6"/>
      <text:p text:style-name="P6"/>
      <text:list xml:id="list42692581" text:continue-numbering="true" text:style-name="WWNum2">
        <text:list-item>
          <text:list>
            <text:list-item>
              <text:p text:style-name="P21"><text:span text:style-name="T8">Objectifs</text:span></text:p>
            </text:list-item>
          </text:list>
        </text:list-item>
      </text:list>
      <text:p text:style-name="P7"/>
      <text:p text:style-name="P12"><text:span text:style-name="T1">Un programme de visualisation de fractales dans un espace non-euclidien (doté d’une certaine courbure) permettrait d’introduire une compréhension de concepts mathématiques abstraits et complexes (courbure d’une variété riemannienne et l’influence d’une métrique sur celle-ci) en permettant à l’utilisateur de visualiser en temps réel la courbure qui découle d’une métrique spécifiée. Une compréhension des fractales est acquise en même temps, et l’application permet d’appliquer les principes de quelques concepts mathématiques (géométrie riemannienne, champ tensoriel métrique).</text:span></text:p>
      <text:p text:style-name="P6"><text:soft-page-break/></text:p>
      <text:list xml:id="list9073697731099751573" text:style-name="WWNum3">
        <text:list-item>
          <text:p text:style-name="P22"><text:span text:style-name="T1">Conception et réalisation d’une application programmée principalement en Java permettant l’affichage et la manipulation de fractales.</text:span></text:p>
        </text:list-item>
        <text:list-item>
          <text:p text:style-name="P22"><text:span text:style-name="T1">Intégration de connaissances provenant de domaines connexes abordées par le programme d’études (ici, les mathématiques) à l’informatique.</text:span></text:p>
        </text:list-item>
        <text:list-item>
          <text:p text:style-name="P22"><text:span text:style-name="T1">Utiliser les méthodes Agile et Scrum pour organiser et gérer quotidiennement la progression du projet.</text:span></text:p>
        </text:list-item>
      </text:list>
      <text:p text:style-name="Standard"><text:span text:style-name="T1"><text:s/></text:span></text:p>
      <text:p text:style-name="P6"/>
      <text:list xml:id="list42696819" text:continue-list="list42692581" text:style-name="WWNum2">
        <text:list-item>
          <text:list>
            <text:list-item>
              <text:p text:style-name="P21"><text:span text:style-name="T8">Description détaillée</text:span></text:p>
            </text:list-item>
          </text:list>
        </text:list-item>
      </text:list>
      <text:p text:style-name="P3"/>
      <text:p text:style-name="Standard"><text:span text:style-name="T1">CurvedFractals est un logiciel libre et ouvert, développé dans le cadre du projet d’intégration du DEC en Sciences Informatiques et Mathématiques (SIM).<text:line-break/>Ce logiciel, ultime expérience esthétique, prétend humblement permettre de visualiser l’interaction entre deux objets mathématiques, soit les fractales et les variétés riemanniennes (au sens </text:span><text:span text:style-name="Emphasis"><text:span text:style-name="T14">très</text:span></text:span><text:span text:style-name="T1"> faible du terme: la responsabilité de doter la variété d’une métrique riemannienne est laissé à l’utilisateur, ainsi que celle de s’assurer que la paramétrisation qu’il fournit donne effectivement une variété différentielle, mais le résultat s’affiche même si rien ne respecte les propriétés).</text:span></text:p>
      <text:p text:style-name="P17"><text:span text:style-name="T1">Effectivement, en plus d’afficher une fractale d’équation arbitraire spécifiée par l’utilisateur, celui-ci peut spécifier la structure (tenseur métrique et paramétrisation) de l’espace dans lequel cette fractale sera affichée. Évidemment, l’utilisateur peut aussi se déplacer et zoomer sur la fractale (de manière automatique ou manuelle). Les esthètes confirmés seront ravis de pouvoir pigmenter la fractale de la façon qu’ils le souhaitent, tandis que les technologues jouiront de l’affichage (presque) en temps réel grâce à l’utilisation active (OpenGL + shaders) de leur GPU.</text:span></text:p>
      <text:p text:style-name="P7"/>
      <text:p text:style-name="P7"/>
      <text:p text:style-name="P7"/>
      <text:list xml:id="list42716459" text:continue-numbering="true" text:style-name="WWNum2">
        <text:list-item>
          <text:list>
            <text:list-item>
              <text:list>
                <text:list-item>
                  <text:p text:style-name="P21"><text:span text:style-name="T2">Concepts présents dans l’application</text:span></text:p>
                </text:list-item>
              </text:list>
            </text:list-item>
          </text:list>
        </text:list-item>
      </text:list>
      <text:p text:style-name="P11"><text:soft-page-break/></text:p>
      <text:p text:style-name="Standard"><text:span text:style-name="T1">L’application met en application premièrement les concepts mathématiques suivants :</text:span></text:p>
      <text:list xml:id="list3766732714197324684" text:style-name="WWNum1">
        <text:list-item>
          <text:p text:style-name="P23"><text:span text:style-name="T1">Les Variétés Riemanniennes dans leurs constructions.</text:span></text:p>
          <text:list>
            <text:list-item>
              <text:p text:style-name="P23"><text:span text:style-name="T1">La spécification d’une métrique comme généralisation du produit scalaire </text:span></text:p>
              <text:list>
                <text:list-item>
                  <text:p text:style-name="P23"><text:span text:style-name="T1"><text:s/>au point p</text:span></text:p>
                </text:list-item>
              </text:list>
            </text:list-item>
            <text:list-item>
              <text:p text:style-name="P23"><text:span text:style-name="T1">Calcul d’une immersion de l’espace qui contient les fractales dans l’espace écran</text:span></text:p>
              <text:list>
                <text:list-item>
                  <text:p text:style-name="P23"><text:a xlink:type="simple" xlink:href="#The_pullback_metric" text:style-name="Internet_20_link" text:visited-style-name="Visited_20_Internet_20_Link"><text:span text:style-name="Internet_20_link"><text:span text:style-name="T1">https://en.wikipedia.org/wiki/Riemannian_manifold#The_pullback_metric</text:span></text:span></text:a></text:p>
                </text:list-item>
              </text:list>
            </text:list-item>
          </text:list>
        </text:list-item>
      </text:list>
      <text:p text:style-name="P27"><text:span text:style-name="T1">Les fractales seront transformés point par point en fonction de la métrique pour obtenir l'effet de courbure.</text:span></text:p>
      <text:p text:style-name="P28"/>
      <text:list xml:id="list42713564" text:continue-numbering="true" text:style-name="WWNum1">
        <text:list-item>
          <text:list>
            <text:list-item>
              <text:p text:style-name="P23"><text:span text:style-name="T1">La transformation se fait par l'endomorphisme de courbure construit à partir du tenseur de courbure (tenseur métrique).</text:span></text:p>
            </text:list-item>
          </text:list>
        </text:list-item>
      </text:list>
      <text:p text:style-name="P25"/>
      <text:p text:style-name="List_20_Paragraph"><text:span text:style-name="T1">On remarque bien, à la complexité des équations en jeu, l'utilisation de concepts complexes, comme la dérivation covariante jusqu'au nombre effarent de terme, une fois la notation d'Einstein enlevée. La transmission de ceux-ci au GPU (carte graphique) sera un problème technique en soi. Sans cette transmission, la seule alternative est de les calculer sur le CPU (processeur), perdant beaucoup des avantages d'une carte graphique...</text:span></text:p>
      <text:p text:style-name="P24"/>
      <text:p text:style-name="P24"/>
      <text:p text:style-name="P29"><text:span text:style-name="T1">Ensuite, les concepts informatiques utilisés dans l'application sont principalement ceux reliés à l'imagerie par ordinateur. En effet, pour bénéficier du plein potentiel des cartes graphiques modernes, la majorité des calculs concernant le calcul de la fractale et la transformation de celle-ci en fonction de la courbure seront exécutés sur le GPU, par l'entremise des </text:span><text:span text:style-name="T12">shaders</text:span><text:span text:style-name="T1"> (openGL), des petits programmes exécutés pour chaque sommet d'un modèle et pour chaque pixels de l’écran, parallélisés, qui permettent d'effectuer les transformations (ici appliquer la courbure sur la fractale) et effets (ici l'affichage de la fractale en soi) voulus de manière extrêmement efficace. De plus, envoyer une partie </text:span><text:soft-page-break/><text:span text:style-name="T1">substantielle des calculs sur la carte graphique a des effets bénéfiques d'un point de vue technique par exemple, en permettant d'alléger grandement la structure du modèle MVC. </text:span></text:p>
      <text:p text:style-name="P30"/>
      <text:list xml:id="list42701165" text:continue-list="list42716459" text:style-name="WWNum2">
        <text:list-item>
          <text:list>
            <text:list-item>
              <text:list>
                <text:list-item>
                  <text:p text:style-name="P21"><text:span text:style-name="T2">Fonctionnement</text:span></text:p>
                </text:list-item>
              </text:list>
            </text:list-item>
          </text:list>
        </text:list-item>
      </text:list>
      <text:p text:style-name="P11"/>
      <text:list xml:id="list42704705" text:continue-numbering="true" text:style-name="WWNum2">
        <text:list-item>
          <text:list>
            <text:list-item>
              <text:list>
                <text:list-item>
                  <text:list>
                    <text:list-item>
                      <text:p text:style-name="P21"><text:span text:style-name="T2">Mécanismes internes</text:span></text:p>
                    </text:list-item>
                  </text:list>
                </text:list-item>
              </text:list>
            </text:list-item>
          </text:list>
        </text:list-item>
      </text:list>
      <text:p text:style-name="Standard"><text:span text:style-name="T1">Pour afficher une fractale en haute définition, il faut, sur chaque pixel de l’écran, itérer l’équation de la fractale et évaluer si cette suite tend à diverger (après environ 600 itérations, on peut approximativement considérer que si elle ne diverge pas maintenant, elle ne le fera pas). Donc, sur un écran d’une résolution de 1080p (le standard actuel), ça commence à être lourd, étant donné qu’il faut itérer sur 2 073 600 pixels… Heureusement, le progrès technologique étant ce qu’il est, une bonne partie des ordinateurs relativement modernes sont dotés d’une carte graphique accélérant beaucoup ce genre de calculs.</text:span></text:p>
      <text:p text:style-name="P17"><text:span text:style-name="T1">Toutefois, la seule manière de fournir les équations nécessaires aux shaders est de les écrire directement dans leur fichier. Sur le CPU, cela aurait été évité, mais cela aurait engendré la perte du temps réel lors de l’affichage. Notre approche nous rajoute un délai de compilation des shaders (les shaders étant assez légers, l’effet est négligeable), mais nous garde en temps réel ailleurs.</text:span></text:p>
      <text:p text:style-name="P17"><text:span text:style-name="T1">Donc, il est impératif que les fichiers </text:span><text:span text:style-name="Emphasis"><text:span text:style-name="T14">genericShaderFrag.glsl</text:span></text:span><text:span text:style-name="T1">, </text:span><text:span text:style-name="Emphasis"><text:span text:style-name="T14">genericMat.j3md</text:span></text:span><text:span text:style-name="T1">, </text:span><text:span text:style-name="Emphasis"><text:span text:style-name="T14">initialFrag.glsl</text:span></text:span><text:span text:style-name="T1"> et </text:span><text:span text:style-name="Emphasis"><text:span text:style-name="T14">initialMat.j3md</text:span></text:span><text:span text:style-name="T1"> restent dans /src/vue. De plus, les fichiers </text:span><text:span text:style-name="T12">.</text:span><text:span text:style-name="Emphasis"><text:span text:style-name="T14">j3md</text:span></text:span><text:span text:style-name="T1"> doivent rester inchangés, tandis que les fichiers </text:span><text:span text:style-name="Emphasis"><text:span text:style-name="T14">.glsl</text:span></text:span><text:span text:style-name="T1"> doivent garder les commentaires qui indiquent la position des équations à inscrire, en plus de ne pas déranger le code des méthodes de lesquels ils sont contenus. Tout le reste peut être modifié sans altérer le fonctionnement de l’affichage. (Il est recommandé de ne pas changer les systèmes de coordonnées dans les shaders, c-à-d les normalisations des variables d’entrées, car cela rend la translation et le zoom inconfortables d’utilisation).</text:span></text:p>
      <text:p text:style-name="P11"/>
      <text:list xml:id="list42708957" text:continue-numbering="true" text:style-name="WWNum2">
        <text:list-item>
          <text:list>
            <text:list-item>
              <text:list>
                <text:list-item>
                  <text:list>
                    <text:list-item>
                      <text:p text:style-name="P21"><text:span text:style-name="T2">Fonctionnement mathématique</text:span></text:p>
                    </text:list-item>
                  </text:list>
                </text:list-item>
              </text:list>
            </text:list-item>
          </text:list>
        </text:list-item>
      </text:list>
      <text:p text:style-name="Standard"><text:span text:style-name="T15">TODO :</text:span><text:span text:style-name="T1"> CTRL C+V du README.md sur GitHub, section Fonctionnement mathématique, FONCTIONS À CORRIGER (syntaxe Latex and shit)</text:span></text:p>
      <text:p text:style-name="P6"><text:soft-page-break/></text:p>
      <text:list xml:id="list42696886" text:continue-numbering="true" text:style-name="WWNum2">
        <text:list-item>
          <text:list>
            <text:list-item>
              <text:p text:style-name="P21"><text:span text:style-name="T8">Comparatif avec l’existant et l’idée de départ</text:span></text:p>
            </text:list-item>
          </text:list>
        </text:list-item>
      </text:list>
      <text:p text:style-name="P6"/>
      <text:p text:style-name="P12"><text:span text:style-name="T1">L’application existante finale correspond à l’idée de départ du projet. Les fonctionnalités, l’interface et l’algorithmie conçues au début se trouvent dans l’application. Seulement une fonctionnalité a été enlevée du développement et ne fait pas partie de l’existant, soit l’utilisation d’une texture 3D. Cette fonctionnalité a d’ailleurs été remplacée par une fonctionnalité similaire permettant d’atteindre le même résultat, qui était d’utiliser le tenseur métrique afin de déformer les longueurs de la fractale affichée. Somme toute, nous avons bien évalué le temps nécessaire à la réalisation de l’ensemble de l’application. Peu de sacrifices ont été faits, et le fonctionnement global de l’application est satisfaisant.</text:span></text:p>
      <text:p text:style-name="P6"/>
      <text:p text:style-name="P6"/>
      <text:p text:style-name="P6"/>
      <text:list xml:id="list42709853" text:continue-numbering="true" text:style-name="WWNum2">
        <text:list-item>
          <text:list>
            <text:list-item>
              <text:p text:style-name="P21"><text:span text:style-name="T9">Technologies </text:span><text:span text:style-name="T21">utilisées</text:span></text:p>
            </text:list-item>
          </text:list>
        </text:list-item>
      </text:list>
      <text:p text:style-name="P6"/>
      <text:list xml:id="list42722367" text:continue-list="list9073697731099751573" text:style-name="WWNum3">
        <text:list-item>
          <text:p text:style-name="P22"><text:span text:style-name="T2">Outils et langages :</text:span><text:span text:style-name="T1"> Eclipse, SceneBuilder, GitHub, GitHub Desktop, Trello, Notepad++, Visual Paradigm, Microsoft Office (Word, PowerPoint et Project), GPU avec support pour openGL 3.2+, Java, FXML, GLSL, CSS3</text:span></text:p>
        </text:list-item>
        <text:list-item>
          <text:p text:style-name="P22"><text:span text:style-name="T2">Librairies :</text:span><text:span text:style-name="T1"> </text:span><text:a xlink:type="simple" xlink:href="https://github.com/jMonkeyEngine/jmonkeyengine" text:style-name="Internet_20_link" text:visited-style-name="Visited_20_Internet_20_Link"><text:span text:style-name="T23">jMonkey</text:span></text:a><text:span text:style-name="T24"> </text:span><text:span text:style-name="T1">(openGL), </text:span><text:a xlink:type="simple" xlink:href="https://docs.oracle.com/javafx/2/api/index.html" text:style-name="Internet_20_link" text:visited-style-name="Visited_20_Internet_20_Link"><text:span text:style-name="T23">JavaFX</text:span></text:a><text:span text:style-name="T23">, </text:span><text:a xlink:type="simple" xlink:href="https://github.com/empirephoenix/JME3-JFX" text:style-name="Internet_20_link" text:visited-style-name="Visited_20_Internet_20_Link"><text:span text:style-name="T23">JME3-JFX</text:span></text:a><text:span text:style-name="T23">, </text:span><text:a xlink:type="simple" xlink:href="https://github.com/fasseg/exp4j" text:style-name="Internet_20_link" text:visited-style-name="Visited_20_Internet_20_Link"><text:span text:style-name="T23">exp4j</text:span></text:a></text:p>
        </text:list-item>
      </text:list>
      <text:p text:style-name="P3"/>
      <text:p text:style-name="P3"/>
      <text:list xml:id="list42700230" text:continue-list="list42709853" text:style-name="WWNum2">
        <text:list-item>
          <text:h text:style-name="P20" text:outline-level="1"><text:bookmark-start text:name="__RefHeading__791_1479271888"/><text:bookmark-start text:name="_Toc514355988"/><text:span text:style-name="T7">Développement</text:span><text:bookmark-end text:name="__RefHeading__791_1479271888"/><text:bookmark-end text:name="_Toc514355988"/></text:h>
        </text:list-item>
      </text:list>
      <text:p text:style-name="Standard"><text:span text:style-name="T10">TODO</text:span></text:p>
      <text:list xml:id="list42719382" text:continue-numbering="true" text:style-name="WWNum2">
        <text:list-item>
          <text:list>
            <text:list-item>
              <text:p text:style-name="P21"><text:span text:style-name="T8">Méthodes de développement</text:span></text:p>
            </text:list-item>
          </text:list>
        </text:list-item>
      </text:list>
      <text:p text:style-name="P7"/>
      <text:list xml:id="list42724903" text:continue-numbering="true" text:style-name="WWNum2">
        <text:list-item>
          <text:list>
            <text:list-item>
              <text:list>
                <text:list-item>
                  <text:p text:style-name="P21"><text:span text:style-name="T2">Vue d’ensemble du fonctionnement du cadre de développement</text:span></text:p>
                </text:list-item>
              </text:list>
            </text:list-item>
          </text:list>
        </text:list-item>
      </text:list>
      <text:p text:style-name="Standard"><text:soft-page-break/><text:span text:style-name="T1">Le fonctionnement de notre cadre de développement est simple. Nous utilisons Trello pour organiser les quelques Sprints qui ont lieu et les tâches à effectuer lors de chaque Sprint. Ces tâches sont déterminées selon les User Stories conçues au début du projet. </text:span></text:p>
      <text:p text:style-name="Standard"><text:span text:style-name="T15">TODO – À CONTINUER</text:span></text:p>
      <text:list xml:id="list42706661" text:continue-numbering="true" text:style-name="WWNum2">
        <text:list-item>
          <text:list>
            <text:list-item>
              <text:list>
                <text:list-item>
                  <text:p text:style-name="P21"><text:span text:style-name="T2">Déroulement des travaux</text:span></text:p>
                </text:list-item>
              </text:list>
            </text:list-item>
          </text:list>
        </text:list-item>
      </text:list>
      <text:p text:style-name="P11"/>
      <text:list xml:id="list42712587" text:continue-numbering="true" text:style-name="WWNum2">
        <text:list-item>
          <text:list>
            <text:list-item>
              <text:list>
                <text:list-item>
                  <text:p text:style-name="P21"><text:span text:style-name="T2">Difficultés rencontrées</text:span></text:p>
                </text:list-item>
              </text:list>
            </text:list-item>
          </text:list>
        </text:list-item>
      </text:list>
      <text:p text:style-name="P11"/>
      <text:list xml:id="list42724200" text:continue-numbering="true" text:style-name="WWNum2">
        <text:list-item>
          <text:list>
            <text:list-item>
              <text:list>
                <text:list-item>
                  <text:p text:style-name="P21"><text:span text:style-name="T2">Outils de développement</text:span></text:p>
                </text:list-item>
              </text:list>
            </text:list-item>
          </text:list>
        </text:list-item>
      </text:list>
      <text:p text:style-name="P11"/>
      <text:list xml:id="list42706457" text:continue-numbering="true" text:style-name="WWNum2">
        <text:list-item>
          <text:list>
            <text:list-item>
              <text:p text:style-name="P21"><text:span text:style-name="T8">Organisation du travail</text:span></text:p>
            </text:list-item>
          </text:list>
        </text:list-item>
      </text:list>
      <text:p text:style-name="P7"/>
      <text:list xml:id="list42703897" text:continue-numbering="true" text:style-name="WWNum2">
        <text:list-item>
          <text:list>
            <text:list-item>
              <text:list>
                <text:list-item>
                  <text:p text:style-name="P21"><text:span text:style-name="T2">Fonctionnement de l’équipe</text:span></text:p>
                </text:list-item>
              </text:list>
            </text:list-item>
          </text:list>
        </text:list-item>
      </text:list>
      <text:p text:style-name="P11"/>
      <text:list xml:id="list42712201" text:continue-numbering="true" text:style-name="WWNum2">
        <text:list-item>
          <text:list>
            <text:list-item>
              <text:list>
                <text:list-item>
                  <text:p text:style-name="P21"><text:span text:style-name="T2">Difficultés rencontrées et découvertes</text:span></text:p>
                </text:list-item>
              </text:list>
            </text:list-item>
          </text:list>
        </text:list-item>
      </text:list>
      <text:p text:style-name="P11"/>
      <text:list xml:id="list42710491" text:continue-numbering="true" text:style-name="WWNum2">
        <text:list-item>
          <text:list>
            <text:list-item>
              <text:list>
                <text:list-item>
                  <text:p text:style-name="P21"><text:span text:style-name="T2">Forces, faiblesses et acquis</text:span></text:p>
                </text:list-item>
              </text:list>
            </text:list-item>
          </text:list>
        </text:list-item>
      </text:list>
      <text:p text:style-name="P11"/>
      <text:p text:style-name="P11"/>
      <text:p text:style-name="P11"/>
      <text:list xml:id="list42718260" text:continue-numbering="true" text:style-name="WWNum2">
        <text:list-item>
          <text:list>
            <text:list-item>
              <text:p text:style-name="P21"><text:span text:style-name="T8">Validation de l’application</text:span></text:p>
            </text:list-item>
          </text:list>
        </text:list-item>
      </text:list>
      <text:p text:style-name="P7"/>
      <text:list xml:id="list42716080" text:continue-numbering="true" text:style-name="WWNum2">
        <text:list-item>
          <text:h text:style-name="P20" text:outline-level="1"><text:bookmark-start text:name="__RefHeading__793_1479271888"/><text:bookmark-start text:name="_Toc514355989"/><text:span text:style-name="T7">Contribution personnelle</text:span><text:bookmark-end text:name="__RefHeading__793_1479271888"/><text:bookmark-end text:name="_Toc514355989"/></text:h>
        </text:list-item>
      </text:list>
      <text:p text:style-name="Standard"><text:span text:style-name="T10">TODO</text:span></text:p>
      <text:list xml:id="list42719574" text:continue-numbering="true" text:style-name="WWNum2">
        <text:list-item>
          <text:list>
            <text:list-item>
              <text:p text:style-name="P21"><text:span text:style-name="T8">Ludovic D’Anjou-Madore</text:span></text:p>
              <text:list>
                <text:list-item>
                  <text:p text:style-name="P21"><text:span text:style-name="T2">Apprentissages pour résoudre les problèmes que j’ai dû rencontrés</text:span></text:p>
                  <text:list>
                    <text:list-header>
                      <text:p text:style-name="P26"><text:span text:style-name="T1">1) Pour effectuer un zoom et une translation sur un ensemble de points sur la carte graphique, on ne fait pas une translation vectorielle et un zoom matriciel séparer, on trouve une matrice qui encode et le zoom et la transformation. Ça </text:span><text:soft-page-break/><text:span text:style-name="T1">règle les problèmes de systèmes de coordonnées et ça améliore grandement les performances sur le shader.</text:span></text:p>
                      <text:p text:style-name="P26"><text:span text:style-name="T1">2) Le tenseur métrique ne fait pas de déformation visible une fois que l’immersion est déjà spécifiée (l'immersion <text:s/>est exprimé en coordonnées qui compensent déjà la déformation du tenseur aussi exprimé dans ses coordonnées).</text:span></text:p>
                      <text:p text:style-name="P26"><text:span text:style-name="T1">3) Les avantages/désavantages entre pré-calculer la fractal sur le CPU ou le faire en temps reel sur le GPU</text:span></text:p>
                      <text:p text:style-name="P26"><text:span text:style-name="T1">CPU:possibilité zoom infini, mais pas temps reel</text:span></text:p>
                      <text:p text:style-name="P26"><text:span text:style-name="T1">GPU : temps réel, mais pas zoom infini </text:span></text:p>
                    </text:list-header>
                  </text:list>
                </text:list-item>
                <text:list-item>
                  <text:p text:style-name="P21"><text:span text:style-name="T2">Évaluation de ma contribution à l’équipe</text:span></text:p>
                  <text:p text:style-name="P26"><text:span text:style-name="T1">Ma plus grande contribution à l'équipe est l'apport en connaissances mathématiques et l'orientation du projet. </text:span></text:p>
                </text:list-item>
                <text:list-item>
                  <text:p text:style-name="P21"><text:span text:style-name="T2">Évaluation de notre </text:span><text:span text:style-name="T16">☭)</text:span><text:span text:style-name="T2"> équipe et de mon expérience en équipe</text:span></text:p>
                </text:list-item>
              </text:list>
            </text:list-item>
          </text:list>
        </text:list-item>
      </text:list>
      <text:p text:style-name="P11"><text:tab/><text:span text:style-name="T25">Équipe très sympathique, bon design. Je recommencerai le travail avec la même</text:span></text:p>
      <text:p text:style-name="P11"><text:span text:style-name="T25"><text:tab/>équipe, le travail demandé est fait par les coéquipier au bon moment. </text:span></text:p>
      <text:p text:style-name="P11"><text:span text:style-name="T25"><text:tab/>Chaque membre de l'équipe à quelque chose de spécifique et d'important à <text:tab/>apporter. En plus, tous les membres sont conscient de l'importance de publier</text:span></text:p>
      <text:p text:style-name="P11"><text:span text:style-name="T25"><text:tab/>open-source, ce qui n'est pas le cas de toutes les équipes...</text:span></text:p>
      <text:p text:style-name="P11"><text:span text:style-name="T25"/></text:p>
      <text:list xml:id="list42717452" text:continue-numbering="true" text:style-name="WWNum2">
        <text:list-item>
          <text:list>
            <text:list-item>
              <text:p text:style-name="P21"><text:span text:style-name="T8">Jonathan Simard</text:span></text:p>
              <text:list>
                <text:list-item>
                  <text:p text:style-name="P21"><text:span text:style-name="T2">Apprentissages pour résoudre les problèmes que j’ai dû rencontrés</text:span></text:p>
                </text:list-item>
                <text:list-item>
                  <text:p text:style-name="P21"><text:span text:style-name="T2">Évaluation de ma contribution à l’équipe</text:span></text:p>
                </text:list-item>
                <text:list-item>
                  <text:p text:style-name="P21"><text:span text:style-name="T2">Évaluation de notre </text:span><text:span text:style-name="T16">☭)</text:span><text:span text:style-name="T2"> équipe et de mon expérience en équipe</text:span></text:p>
                </text:list-item>
              </text:list>
            </text:list-item>
          </text:list>
        </text:list-item>
      </text:list>
      <text:p text:style-name="P7"/>
      <text:list xml:id="list42717498" text:continue-numbering="true" text:style-name="WWNum2">
        <text:list-item>
          <text:list>
            <text:list-item>
              <text:p text:style-name="P21"><text:span text:style-name="T8">Simon Lepage</text:span></text:p>
              <text:list>
                <text:list-item>
                  <text:p text:style-name="P21"><text:span text:style-name="T2">Apprentissages pour résoudre les problèmes que j’ai dû rencontrés</text:span></text:p>
                </text:list-item>
                <text:list-item>
                  <text:p text:style-name="P21"><text:span text:style-name="T2">Évaluation de ma contribution à l’équipe</text:span></text:p>
                </text:list-item>
                <text:list-item>
                  <text:p text:style-name="P21"><text:span text:style-name="T2">Évaluation de notre </text:span><text:span text:style-name="T16">☭)</text:span><text:span text:style-name="T2"> équipe et de mon expérience en équipe</text:span></text:p>
                </text:list-item>
              </text:list>
            </text:list-item>
          </text:list>
        </text:list-item>
      </text:list>
      <text:p text:style-name="P7"/>
      <text:list xml:id="list42696500" text:continue-numbering="true" text:style-name="WWNum2">
        <text:list-item>
          <text:list>
            <text:list-item>
              <text:p text:style-name="P21"><text:soft-page-break/><text:span text:style-name="T8">Jérôme Pagé</text:span></text:p>
              <text:list>
                <text:list-item>
                  <text:p text:style-name="P21"><text:span text:style-name="T2">Apprentissages pour résoudre les problèmes que j’ai dû rencontrés</text:span></text:p>
                </text:list-item>
                <text:list-item>
                  <text:p text:style-name="P21"><text:span text:style-name="T2">Évaluation de ma contribution à l’équipe</text:span></text:p>
                </text:list-item>
                <text:list-item>
                  <text:p text:style-name="P21"><text:span text:style-name="T2">Évaluation de notre </text:span><text:span text:style-name="T16">☭)</text:span><text:span text:style-name="T2"> équipe et de mon expérience en équipe</text:span></text:p>
                </text:list-item>
              </text:list>
            </text:list-item>
          </text:list>
        </text:list-item>
      </text:list>
      <text:p text:style-name="P7"/>
      <text:list xml:id="list42695782" text:continue-numbering="true" text:style-name="WWNum2">
        <text:list-item>
          <text:h text:style-name="P20" text:outline-level="1"><text:bookmark-start text:name="__RefHeading__795_1479271888"/><text:bookmark-start text:name="_Toc514355990"/><text:bookmark text:name="_GoBack"/><text:span text:style-name="T7">Conclusion et perspectives du projet</text:span><text:bookmark-end text:name="__RefHeading__795_1479271888"/><text:bookmark-end text:name="_Toc514355990"/></text:h>
        </text:list-item>
      </text:list>
      <text:p text:style-name="P8"/>
      <text:list xml:id="list42694493" text:continue-numbering="true" text:style-name="WWNum2">
        <text:list-item>
          <text:list>
            <text:list-item>
              <text:p text:style-name="P21"><text:span text:style-name="T8">Évaluation de la production</text:span></text:p>
            </text:list-item>
          </text:list>
        </text:list-item>
      </text:list>
      <text:p text:style-name="P11"/>
      <text:p text:style-name="Standard"><text:span text:style-name="T1">Nous sommes globalement assez satisfaits de l’application que nous avons développée au courant de la session, CurvedFractals. Les fonctionnalités que l’on souhaitait implanter l’ont toutes été dans la version finale, sauf une seule minoritaire : le </text:span><text:span text:style-name="T12">scaling</text:span><text:span text:style-name="T1"> de l’interface selon la résolution (1080p par défaut). Certains détails auraient pu être améliorés, mais le temps nous a manqué. Nous aurions aimé apporter des correctifs à la translation lorsque le zoom est élevé pour la rendre plus confortable d’utilisation. D’autres bugs mineurs auraient pu être corrigés : l’entrée occasionnelle du caractère « r » dans les zones d’entrées de l’interface lorsqu’on réinitialise la fractale et le zoom automatique qui effectue des zooms à l’infini. Il aurait été aussi intéressant d’ajouter un menu de réglages permettant de changer la résolution de l’application. Malgré ces moindres faiblesses, nous jugeons que notre production a bien été effectuée, et le développement s’est bien déroulé. C’est ce bon développement et la bonne conception de départ qui ont donné les forces à notre application :</text:span></text:p>
      <text:list xml:id="list42718979" text:continue-list="list42722367" text:style-name="WWNum3">
        <text:list-item>
          <text:p text:style-name="P22"><text:span text:style-name="T1"><text:s/>Excellente réactivité de notre application. Les calculs permettant d’afficher la fractale et de la déformer sont effectués dans des shaders openGL grâce à JMonkey. Cela permet une vitesse de calcul supérieure en utilisant les ressources du GPU au lieu du CPU. Toutes les transformations apportées à la fractale (forme, courbure, couleur et zoom) s’effectuent presque instantanément.</text:span></text:p>
        </text:list-item>
        <text:list-item>
          <text:p text:style-name="P22"><text:span text:style-name="T1">Belle interface visuelle. L’application d’un style visuel CSS permet de doter l’interface d’un petit look futuriste inspiré de </text:span><text:span text:style-name="T12">The Matrix</text:span><text:span text:style-name="T1">. Un coup d’œil y est </text:span><text:soft-page-break/><text:span text:style-name="T1">d’ailleurs fait dans l’application (voir le bouton du tenseur métrique). Son style minimaliste est inspiré du style visuel de Windows 10.</text:span></text:p>
        </text:list-item>
        <text:list-item>
          <text:p text:style-name="P22"><text:span text:style-name="T1">Précision et rigueur mathématique. Toutes les déformations et les transformations effectuées sur la fractale affichée sont fidèles à la vérité.</text:span></text:p>
        </text:list-item>
      </text:list>
      <text:p text:style-name="P3"/>
      <text:p text:style-name="P3"/>
      <text:p text:style-name="P3"/>
      <text:list xml:id="list42700256" text:continue-list="list42694493" text:style-name="WWNum2">
        <text:list-item>
          <text:list>
            <text:list-item>
              <text:p text:style-name="P21"><text:span text:style-name="T8">Évaluation des acquis</text:span></text:p>
            </text:list-item>
          </text:list>
        </text:list-item>
      </text:list>
      <text:p text:style-name="P3"/>
      <text:p text:style-name="Standard"><text:span text:style-name="T1">La réalisation de notre projet CurvedFractals nous a permis d’acquérir des connaissances dans les domaines suivants :</text:span></text:p>
      <text:list xml:id="list42717582" text:continue-list="list42718979" text:style-name="WWNum3">
        <text:list-item>
          <text:p text:style-name="P22"><text:span text:style-name="T1">Géométrie riemannienne;</text:span></text:p>
        </text:list-item>
        <text:list-item>
          <text:p text:style-name="P22"><text:span text:style-name="T1">Programmation en GLSL (shaders openGL);</text:span></text:p>
        </text:list-item>
        <text:list-item>
          <text:p text:style-name="P22"><text:span text:style-name="T1">Intégration de librairies au code et leur utilisation (jMonkey, JME3-JFX et exp4j);</text:span></text:p>
        </text:list-item>
      </text:list>
      <text:p text:style-name="Standard"><text:span text:style-name="T1">Ces acquis, tant mathématiques qu’informatiques, nous ont permis de développer une application </text:span><text:span text:style-name="T2">intégrant</text:span><text:span text:style-name="T1"> des connaissances de ces deux domaines connexes, satisfaisant ainsi le but du projet d’intégration.</text:span></text:p>
      <text:p text:style-name="P7"/>
      <text:list xml:id="list42717354" text:continue-list="list42700256" text:style-name="WWNum2">
        <text:list-item>
          <text:list>
            <text:list-item>
              <text:p text:style-name="P21"><text:span text:style-name="T8">Avenir du projet</text:span></text:p>
            </text:list-item>
          </text:list>
        </text:list-item>
      </text:list>
      <text:p text:style-name="P3"/>
      <text:p text:style-name="Standard"><text:span text:style-name="T1">La suite de notre projet pourrait être son utilisation et son amélioration par d’autres membres de la communauté informatique. En effet, tout le code source de CurvedFractals est ouvert et gratuit sur GitHub (</text:span><text:a xlink:type="simple" xlink:href="https://github.com/LudoDm/CurvedFractals" text:style-name="Internet_20_link" text:visited-style-name="Visited_20_Internet_20_Link">https://github.com/LudoDm/CurvedFractals</text:a><text:span text:style-name="T1">). Cela pourrait donc intéresser des chercheurs ou d’autres programmeurs qui désirent un outil du genre, ou désirent l’améliorer afin de l’intégrer dans d’autres logiciels.</text:span></text:p>
      <text:p text:style-name="P3"/>
      <text:p text:style-name="P3"/>
      <text:p text:style-name="P3"/>
      <text:p text:style-name="P3"/>
      <text:p text:style-name="P3"/>
      <text:p text:style-name="P3"/>
      <text:p text:style-name="P3"><text:soft-page-break/></text:p>
      <text:p text:style-name="P3"/>
      <text:p text:style-name="P3"/>
      <text:p text:style-name="P3"/>
      <text:p text:style-name="P3"/>
      <text:list xml:id="list42707993" text:continue-numbering="true" text:style-name="WWNum2">
        <text:list-item>
          <text:h text:style-name="P20" text:outline-level="1"><text:bookmark-start text:name="__RefHeading__797_1479271888"/><text:bookmark-start text:name="_Toc514355991"/><text:span text:style-name="T7">Annexes</text:span><text:bookmark-end text:name="__RefHeading__797_1479271888"/><text:bookmark-end text:name="_Toc514355991"/></text:h>
        </text:list-item>
      </text:list>
      <text:p text:style-name="Standard"/>
      <text:list xml:id="list42707441" text:continue-numbering="true" text:style-name="WWNum2">
        <text:list-item>
          <text:list>
            <text:list-item>
              <text:p text:style-name="P21"><text:span text:style-name="T20">Diagramme UML</text:span></text:p>
            </text:list-item>
          </text:list>
        </text:list-item>
      </text:list>
      <text:p text:style-name="Standard"><text:span text:style-name="T22">TODO – reverse code avec Visual Paradigm</text:span></text:p>
      <text:list xml:id="list42692781" text:continue-numbering="true" text:style-name="WWNum2">
        <text:list-item>
          <text:list>
            <text:list-item>
              <text:p text:style-name="P21"><text:span text:style-name="T20">Principales vues de l’interface</text:span></text:p>
            </text:list-item>
          </text:list>
        </text:list-item>
      </text:list>
      <text:p text:style-name="Standard"><text:span text:style-name="T22">TODO – voir les captures d’écran dans le dossier \Rapport final\vues interface</text:span></text:p>
      <text:p text:style-name="P13"/>
      <text:list xml:id="list42715551" text:continue-numbering="true" text:style-name="WWNum2">
        <text:list-item>
          <text:list>
            <text:list-item>
              <text:p text:style-name="P21"><text:span text:style-name="T20">Références et liens utilisés</text:span></text:p>
            </text:list-item>
          </text:list>
        </text:list-item>
      </text:list>
      <text:p text:style-name="Standard"><text:span text:style-name="T17">Références : </text:span>Notes de cours,<text:span text:style-name="T17"> </text:span>le grand monde qu’est Internet, connaissances acquises grâce aux précédents cours de programmation du DEC en SIM.</text:p>
      <text:p text:style-name="P14"/>
      <text:p text:style-name="Standard"><text:span text:style-name="T17">Librairies et liens utilisés :</text:span></text:p>
      <text:p text:style-name="Standard"><text:a xlink:type="simple" xlink:href="https://github.com/jMonkeyEngine/jmonkeyengine" text:style-name="Internet_20_link" text:visited-style-name="Visited_20_Internet_20_Link"><text:span text:style-name="T23">jMonkey</text:span></text:a><text:span text:style-name="T23">, </text:span><text:a xlink:type="simple" xlink:href="https://docs.oracle.com/javafx/2/api/index.html" text:style-name="Internet_20_link" text:visited-style-name="Visited_20_Internet_20_Link"><text:span text:style-name="T23">JavaFX</text:span></text:a><text:span text:style-name="T23">, </text:span><text:a xlink:type="simple" xlink:href="https://github.com/empirephoenix/JME3-JFX" text:style-name="Internet_20_link" text:visited-style-name="Visited_20_Internet_20_Link"><text:span text:style-name="T23">JME3-JFX</text:span></text:a><text:span text:style-name="T23">, </text:span><text:a xlink:type="simple" xlink:href="https://github.com/fasseg/exp4j" text:style-name="Internet_20_link" text:visited-style-name="Visited_20_Internet_20_Link"><text:span text:style-name="T23">exp4j</text:span></text:a></text:p>
      <text:p text:style-name="Standard"><text:a xlink:type="simple" xlink:href="https://emmanueldurand.net/spherical_projection/" text:style-name="Internet_20_link" text:visited-style-name="Visited_20_Internet_20_Link"><text:span text:style-name="T23">https://emmanueldurand.net/spherical_projection/</text:span></text:a><text:span text:style-name="T23"> </text:span></text:p>
      <text:p text:style-name="Standard"><text:a xlink:type="simple" xlink:href="https://www.shadertoy.com/view/MlfSz7" text:style-name="Internet_20_link" text:visited-style-name="Visited_20_Internet_20_Link"><text:span text:style-name="T23">https://www.shadertoy.com/view/MlfSz7</text:span></text:a></text:p>
      <text:p text:style-name="Standard"><text:a xlink:type="simple" xlink:href="https://www.opengl.org/discussion_boards/showthread.php/199306-lat-long-spherical-projection-using-vertex-shader" text:style-name="Internet_20_link" text:visited-style-name="Visited_20_Internet_20_Link"><text:span text:style-name="T23">https://www.opengl.org/discussion_boards/showthread.php/199306-lat-long-spherical-projection-using-vertex-shader</text:span></text:a></text:p>
      <text:p text:style-name="Standard"><text:a xlink:type="simple" xlink:href="#prog_kerr-image" text:style-name="Internet_20_link" text:visited-style-name="Visited_20_Internet_20_Link"><text:span text:style-name="T23">http://www.madore.org/~david/programs/#prog_kerr-image</text:span></text:a></text:p>
      <text:p text:style-name="Standard"><text:a xlink:type="simple" xlink:href="http://acko.net/blog/how-to-fold-a-julia-fractal/" text:style-name="Internet_20_link" text:visited-style-name="Visited_20_Internet_20_Link">http://acko.net/blog/how-to-fold-a-julia-fractal/</text:a></text:p>
      <text:p text:style-name="Standard"><text:a xlink:type="simple" xlink:href="https://stackoverflow.com/questions/27356577/scale-at-pivot-point-in-an-already-scaled-node" text:style-name="Internet_20_link" text:visited-style-name="Visited_20_Internet_20_Link">https://stackoverflow.com/questions/27356577/scale-at-pivot-point-in-an-already-scaled-node</text:a><text:span text:style-name="T23"> </text:span></text:p>
      <text:p text:style-name="Standard"><text:a xlink:type="simple" xlink:href="https://stackoverflow.com/" text:style-name="Internet_20_link" text:visited-style-name="Visited_20_Internet_20_Link"><text:span text:style-name="T23">https://stackoverflow.com/</text:span></text:a></text:p>
      <text:p text:style-name="Standard"><text:a xlink:type="simple" xlink:href="https://trello.com" text:style-name="Internet_20_link" text:visited-style-name="Visited_20_Internet_20_Link">https://trello.com</text:a><text:span text:style-name="T23"> </text:span></text:p>
      <text:p text:style-name="Standard"><text:soft-page-break/><text:a xlink:type="simple" xlink:href="https://github.com" text:style-name="Internet_20_link" text:visited-style-name="Visited_20_Internet_20_Link">https://github.com</text:a></text:p>
      <text:p text:style-name="P15"/>
      <text:p text:style-name="P14"/>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CA"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orphans="2" fo:widows="2" style:writing-mode="lr-tb"/>
      <style:text-properties style:use-window-font-color="true" style:font-name="Times New Roman" fo:font-size="12pt" style:font-name-asian="Times New Roman2" style:font-size-asian="12pt" style:language-asian="fr" style:country-asian="CA" style:font-name-complex="Times New Roman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365f91" style:font-name="Cambria"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365f91" style:font-name="Cambria" fo:font-size="13pt" style:font-size-asian="13pt" style:font-name-complex="F" style:font-size-complex="13pt"/>
    </style:style>
    <style:style style:name="Contents_20_Heading" style:display-name="Contents Heading" style:family="paragraph" style:parent-style-name="Heading_20_1" style:default-outline-level="" style:list-style-name="" style:class="index">
      <style:paragraph-properties fo:line-height="108%"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align="justify" style:justify-single-word="false"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Default_20_Paragraph_20_Font" style:display-name="Default Paragraph Font" style:family="text"/>
    <style:style style:name="Style2" style:family="text" style:parent-style-name="Default_20_Paragraph_20_Font">
      <style:text-properties fo:font-variant="normal" fo:text-transform="none" style:font-name="Cambria" fo:font-size="12pt" fo:font-weight="bold" style:font-size-asian="12pt" style:font-weight-asian="bold"/>
    </style:style>
    <style:style style:name="Style5" style:family="text" style:parent-style-name="Default_20_Paragraph_20_Font">
      <style:text-properties fo:font-variant="normal" fo:text-transform="none" style:font-name="Times New Roman" fo:font-size="12pt" fo:font-weight="normal" style:font-size-asian="12pt" style:font-weight-asian="normal"/>
    </style:style>
    <style:style style:name="Titre_20_1_20_Car" style:display-name="Titre 1 Car" style:family="text" style:parent-style-name="Default_20_Paragraph_20_Font">
      <style:text-properties fo:color="#365f91" style:font-name="Cambria" fo:font-size="16pt" style:font-size-asian="16pt" style:language-asian="fr" style:country-asian="CA" style:font-name-complex="F"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fo:color="#365f91" style:font-name="Cambria" fo:font-size="13pt" style:font-size-asian="13pt" style:language-asian="fr" style:country-asian="CA" style:font-name-complex="F" style:font-size-complex="13pt"/>
    </style:style>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Segoe UI" fo:font-size="9pt" style:font-name-asian="Times New Roman2" style:font-size-asian="9pt" style:language-asian="fr" style:country-asian="CA" style:font-name-complex="Segoe UI1" style:font-size-complex="9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asian="Times New Roman2" style:font-name-complex="Times New Roman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1.164cm" fo:margin-left="1.164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164cm" fo:margin-left="1.164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Lepage</meta:initial-creator>
    <meta:editing-cycles>21</meta:editing-cycles>
    <meta:creation-date>2018-05-17T17:59:00</meta:creation-date>
    <dc:date>2018-05-17T22:51:17.42</dc:date>
    <meta:editing-duration>PT1M39S</meta:editing-duration>
    <meta:generator>OpenOffice/4.1.3$Win32 OpenOffice.org_project/413m1$Build-9783</meta:generator>
    <meta:document-statistic meta:table-count="0" meta:image-count="0" meta:object-count="0" meta:page-count="13" meta:paragraph-count="142" meta:word-count="2291" meta:character-count="159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